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Helvetica"/>
    <style:font-face style:name="Helvetica" svg:font-family="Helvetica"/>
    <style:font-face style:name="Lucidasans1" svg:font-family="Lucidasans"/>
    <style:font-face style:name="StarSymbol" svg:font-family="StarSymbol"/>
    <style:font-face style:name="Times" svg:font-family="Times"/>
    <style:font-face style:name="Monospace" svg:font-family="Monospace" style:font-pitch="fixed"/>
    <style:font-face style:name="Times New Roman" svg:font-family="'Times New Roman'" style:font-family-generic="roman" style:font-pitch="variable"/>
    <style:font-face style:name="Arial1" svg:font-family="Arial"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automatic-styles>
    <style:style style:name="P1" style:family="paragraph" style:parent-style-name="Standard">
      <style:paragraph-properties fo:margin-left="0in" fo:margin-right="0in" fo:text-align="start" style:justify-single-word="false" fo:text-indent="0in" style:auto-text-indent="false" style:text-autospace="none"/>
      <style:text-properties style:font-name="Arial1" fo:font-size="12pt" style:font-name-asian="Monospace" style:font-size-asian="12pt" style:font-name-complex="Monospace" style:font-size-complex="12pt"/>
    </style:style>
    <style:style style:name="P2" style:family="paragraph" style:parent-style-name="Standard">
      <style:paragraph-properties fo:margin-left="0in" fo:margin-right="0in" fo:text-align="start" style:justify-single-word="false" fo:text-indent="0in" style:auto-text-indent="false" style:text-autospace="none"/>
      <style:text-properties fo:color="#000000" style:font-name="Arial1" fo:font-size="12pt" style:font-name-asian="Monospace" style:font-size-asian="12pt" style:font-name-complex="Monospace" style:font-size-complex="12pt"/>
    </style:style>
    <style:style style:name="P3" style:family="paragraph" style:parent-style-name="Standard">
      <style:paragraph-properties fo:margin-left="0in" fo:margin-right="0in" fo:text-align="start" style:justify-single-word="false" fo:text-indent="0in" style:auto-text-indent="false" style:text-autospace="none"/>
      <style:text-properties style:font-name="Monospace"/>
    </style:style>
    <style:style style:name="P4" style:family="paragraph" style:parent-style-name="Standard">
      <style:text-properties style:font-name="Arial1"/>
    </style:style>
    <style:style style:name="P5" style:family="paragraph" style:parent-style-name="Standard">
      <style:text-properties style:font-name="Arial1" fo:font-size="12pt" style:font-size-asian="12pt" style:font-size-complex="12pt"/>
    </style:style>
    <style:style style:name="P6" style:family="paragraph" style:parent-style-name="Standard">
      <style:text-properties style:font-name="Arial1" fo:font-size="12pt" fo:font-weight="bold" style:font-size-asian="12pt" style:font-weight-asian="bold" style:font-size-complex="12pt" style:font-weight-complex="bold"/>
    </style:style>
    <style:style style:name="P7" style:family="paragraph" style:parent-style-name="Standard">
      <style:paragraph-properties fo:text-align="center" style:justify-single-word="false"/>
      <style:text-properties style:font-name="Arial1" fo:font-size="12pt" fo:font-weight="bold" style:font-size-asian="12pt" style:font-weight-asian="bold" style:font-size-complex="12pt" style:font-weight-complex="bold"/>
    </style:style>
    <style:style style:name="P8" style:family="paragraph" style:parent-style-name="Standard">
      <style:text-properties style:font-name="Arial1" fo:font-size="12pt" fo:font-style="italic" fo:font-weight="normal" style:font-size-asian="12pt" style:font-style-asian="italic" style:font-weight-asian="normal" style:font-size-complex="12pt" style:font-style-complex="italic" style:font-weight-complex="normal"/>
    </style:style>
    <style:style style:name="P9" style:family="paragraph" style:parent-style-name="Standard">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text-properties fo:color="#000000" style:font-name="Arial1" fo:font-size="12pt" style:font-size-asian="12pt" style:font-size-complex="12pt"/>
    </style:style>
    <style:style style:name="P11" style:family="paragraph" style:parent-style-name="Standard">
      <style:text-properties fo:color="#000000" style:font-name="Arial1" fo:font-size="16pt" fo:font-weight="bold" style:font-size-asian="16pt" style:font-weight-asian="bold" style:font-size-complex="16pt" style:font-weight-complex="bold"/>
    </style:style>
    <style:style style:name="P12" style:family="paragraph" style:parent-style-name="Standard">
      <style:text-properties fo:color="#000000" style:font-name="Monospace" fo:font-size="10pt" style:font-name-asian="Monospace" style:font-size-asian="10pt" style:font-name-complex="Monospace" style:font-size-complex="10pt"/>
    </style:style>
    <style:style style:name="P13" style:family="paragraph" style:parent-style-name="Text_20_body">
      <style:text-properties fo:color="#000000" style:font-name="Arial1"/>
    </style:style>
    <style:style style:name="P14" style:family="paragraph" style:parent-style-name="Text_20_body">
      <style:text-properties fo:color="#000000" style:font-name="Arial1" fo:font-size="12pt" style:font-size-asian="12pt" style:font-size-complex="12pt"/>
    </style:style>
    <style:style style:name="P15" style:family="paragraph" style:parent-style-name="Text_20_body">
      <style:text-properties fo:color="#000000" style:font-name="Arial" fo:font-size="12pt" style:font-size-asian="12pt" style:font-size-complex="12pt"/>
    </style:style>
    <style:style style:name="P16" style:family="paragraph" style:parent-style-name="Text_20_body">
      <style:text-properties style:font-name="Arial1"/>
    </style:style>
    <style:style style:name="P17" style:family="paragraph" style:parent-style-name="Heading_20_3">
      <style:text-properties fo:color="#000000" style:font-name="Arial1" fo:font-size="12pt" fo:font-weight="bold" style:font-size-asian="12pt" style:font-size-complex="12pt"/>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normal"/>
    </style:style>
    <style:style style:name="T4" style:family="text">
      <style:text-properties fo:color="#000000" fo:font-size="12pt" style:font-size-asian="12pt" style:font-size-complex="12pt"/>
    </style:style>
    <style:style style:name="T5" style:family="text">
      <style:text-properties fo:color="#000000" fo:font-size="12pt" fo:font-style="italic" style:font-size-asian="12pt" style:font-style-asian="normal" style:font-size-complex="12pt" style:font-style-complex="normal"/>
    </style:style>
    <style:style style:name="T6" style:family="text">
      <style:text-properties fo:color="#000000" fo:font-size="12pt" fo:font-weight="normal" style:font-size-asian="12pt" style:font-weight-asian="normal" style:font-size-complex="12pt" style:font-weight-complex="normal"/>
    </style:style>
    <style:style style:name="T7" style:family="text">
      <style:text-properties fo:color="#000000" fo:font-size="12pt" fo:font-style="normal" style:font-size-asian="12pt" style:font-style-asian="normal" style:font-size-complex="12pt" style:font-style-complex="normal"/>
    </style:style>
    <style:style style:name="T8" style:family="text">
      <style:text-properties fo:font-size="12pt"/>
    </style:style>
    <style:style style:name="T9" style:family="text">
      <style:text-properties fo:font-size="12pt" style:font-size-asian="12pt" style:font-size-complex="12pt"/>
    </style:style>
    <style:style style:name="T10" style:family="text">
      <style:text-properties fo:font-size="12pt" fo:font-style="italic" style:font-size-asian="12pt" style:font-size-complex="12pt"/>
    </style:style>
    <style:style style:name="T11" style:family="text">
      <style:text-properties fo:font-size="12pt" fo:font-style="italic" style:font-size-asian="12pt" style:font-style-asian="italic" style:font-size-complex="12pt" style:font-style-complex="italic"/>
    </style:style>
    <style:style style:name="T12"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fo:font-weight="normal"/>
    </style:style>
    <style:style style:name="T15" style:family="text">
      <style:text-properties style:font-name="Arial1" fo:font-size="12pt" style:font-size-asian="12pt" style:font-size-complex="12pt"/>
    </style:style>
    <style:style style:name="T16" style:family="text">
      <style:text-properties style:font-name="Arial1" fo:font-size="12pt" style:font-name-asian="Monospace" style:font-size-asian="12pt" style:font-name-complex="Monospace" style:font-size-complex="12pt"/>
    </style:style>
    <style:style style:name="T17" style:family="text">
      <style:text-properties style:font-size-asian="12pt"/>
    </style:style>
    <style:style style:name="T18" style:family="text">
      <style:text-properties style:font-size-complex="12pt"/>
    </style:style>
    <style:style style:name="T19" style:family="text">
      <style:text-properties style:font-style-asian="normal"/>
    </style:style>
    <style:style style:name="T20" style:family="text">
      <style:text-properties style:font-weight-asian="normal"/>
    </style:style>
    <style:style style:name="T21" style:family="text">
      <style:text-properties style:font-style-complex="normal"/>
    </style:style>
    <style:style style:name="T22" style:family="text">
      <style:text-properties style:font-weight-complex="normal"/>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Software Architecture Course</text:p>
      <text:p text:style-name="P7">Dzenan Ridjanovic</text:p>
      <text:p text:style-name="P5"/>
      <text:h text:style-name="P17" text:outline-level="3" text:is-list-header="true">Objective:</text:h>
      <text:p text:style-name="P14">Year after year software becomes more complex to develop. There are new technologies and new requirements that require software engineers to reinvent themselves. In order to help them, there is a need to understand software at a higher level of abstraction, at the level of software architecture. The objective of the course is to provide a sound technical exposure to concepts, principles, methods, and best practices in software architecture and software design. At the end of the course, students should have a clear appreciation of the role of abstraction, modeling, architecture, design patterns, components and frameworks in the development of a software product. </text:p>
      <text:h text:style-name="P17" text:outline-level="3" text:is-list-header="true">Description:</text:h>
      <text:p text:style-name="P14">It is a shared understanding among software practitioners that abstraction in software is essential - the more software design is abstract, the more modular it becomes and more it gets qualified as the <text:span text:style-name="T1">reusable artifact</text:span>. There are several basic ways of abstracting software: information hiding, separation of concerns, separation of interfaces from implementations, inheritance of definitions, composing the whole from simpler parts, modeling reality in terms of concepts, their attributes and relationships with other concepts. One of the salient characteristics of good abstractions is <text:span text:style-name="T1">extensibility</text:span>. Bertrand Meyer professes the Open Closed Principle, where the abstractions should be <text:span text:style-name="T1">open</text:span> for extension but <text:span text:style-name="T1">closed</text:span> for invasive changes. </text:p>
      <text:p text:style-name="P14">Many software project teams run into trouble when they try to define all user needs up front in a requirements document. The reality is that the requirements document is usually insufficient since requirements change anyway. This time is better spent by modeling the domain of interest. A domain model is a model of the domain within which an organization conducts its activities. The domain model for one organization should be similar to the domain model of any other organization working in the same domain. The complexity of many software applications is not technical. The real complexity is in the domain itself. When this domain complexity is not dealt with in the design, it will not matter much that the underlying technology is well designed. A successful design must systematically deal with this central aspect of the software.</text:p>
      <text:p text:style-name="P16"><text:span text:style-name="T4">In his book </text:span><text:span text:style-name="T2">Patterns of Software : Tales from the Software Community</text:span><text:span text:style-name="T4">, Richard Gabriel gives his definition of software abstraction: “Abstraction in programming is the process of identifying common patterns that have systematic variations; an abstraction represents the common pattern and provides a means for specifying which variation to use.” <text:s/>A </text:span><text:span text:style-name="Strong_20_Emphasis"><text:span text:style-name="T6">design pattern</text:span></text:span><text:span text:style-name="T4"> is a repeatable solution to a commonly occurring problem in software design. <text:s/>It is a description or template for how to solve a problem that can be reused in many different situations. </text:span><text:span text:style-name="Emphasis"><text:span text:style-name="T7">A design pattern names and explains a general design that addresses a recurring design problem. It describes the problem, the solution and its consequences. It also gives implementation suggestions and examples. The solution is customized and implemented to solve the problem in a particular context.</text:span></text:span></text:p>
      <text:p text:style-name="P13"><text:span text:style-name="Emphasis"><text:span text:style-name="T7">A fairly new trend in software development, motivated by the ever increasing software complexity, is component-based software engineering. The term refers to the development of </text:span></text:span><text:soft-page-break/><text:span text:style-name="Emphasis"><text:span text:style-name="T7">new systems through the integration of off-the-shelf software components. The real design challenge is how to decompose a software in a collection of modules and their interactions, so that module interactions are not highly </text:span></text:span><text:span text:style-name="Emphasis"><text:span text:style-name="T5">coupled</text:span></text:span><text:span text:style-name="Emphasis"><text:span text:style-name="T7">, and that the individual modules are </text:span></text:span><text:span text:style-name="Emphasis"><text:span text:style-name="T5">cohesive</text:span></text:span><text:span text:style-name="Emphasis"><text:span text:style-name="T7">, enabling their reuse in different contexts. </text:span></text:span></text:p>
      <text:p text:style-name="P13"><text:span text:style-name="T9">A </text:span><text:span text:style-name="T13">software framework</text:span><text:span text:style-name="T9"> is a reusable design for a software. It is usually expressed as a collection of interfaces or abstract classes and the way their instances collaborate for a specific type of software. A framework consists of </text:span><text:span text:style-name="T10">frozen spots</text:span><text:span text:style-name="T9"> and </text:span><text:span text:style-name="T10">hot spots</text:span><text:span text:style-name="T9">. </text:span><text:span text:style-name="T11">F</text:span><text:span text:style-name="T10">rozen spots</text:span><text:span text:style-name="T9"> define the basic components and the relationships between them. These remain unchanged in any application of the framework. </text:span><text:span text:style-name="T11">H</text:span><text:span text:style-name="T10">ot spots</text:span><text:span text:style-name="T9"> represent those parts where the programmers add their own code to add the functionality specific to their own project. Software frameworks rely on the Hollywood principle: "Don’t call us, we’ll call you." This means that specific <text:s/>classes, receive messages from the generic abstract classes. These are usually handled by implementing abstract methods in specific classes. Frameworks are designed with the objective to improve the software development productivity, by allowing programmers to spend more time on meeting software requirements rather than dealing with the more tedious low level technical details. Also a framework limits the decision choices during development, so it increases productivity, specifically in large and complex systems.</text:span></text:p>
      <text:h text:style-name="P17" text:outline-level="3" text:is-list-header="true"><text:span text:style-name="T9">References:</text:span></text:h>
      <text:p text:style-name="P10"/>
      <text:p text:style-name="P14">Books</text:p>
      <text:p text:style-name="P8">Software Architecture in Practice (2nd Edition) </text:p>
      <text:p text:style-name="P9">by Len Bass, Paul Clements, Rick Kazman</text:p>
      <text:p text:style-name="P6"><text:span text:style-name="T15"/></text:p>
      <text:p text:style-name="P8">Patterns of Software: Tales from the Software Community</text:p>
      <text:p text:style-name="P9">by Richard P. Gabriel</text:p>
      <text:p text:style-name="P9"/>
      <text:p text:style-name="P8">Software Factories: Assembling Applications with Patterns, Models, Frameworks, and Tools</text:p>
      <text:p text:style-name="P4"><text:span text:style-name="T12">by Jack Greenfield, Keith Short, Steve Cook, Stuart Kent, John Crupi</text:span></text:p>
      <text:p text:style-name="P4"><text:span text:style-name="T12"/></text:p>
      <text:p text:style-name="P4"><text:span text:style-name="T12">Software Architecture</text:span></text:p>
      <text:p text:style-name="P10"/>
      <text:p text:style-name="P11"><text:a xlink:type="simple" xlink:href="http://www.booch.com/architecture/index.jsp"><text:span text:style-name="T13">http://www.booch.com/architecture/index.jsp</text:span></text:a></text:p>
      <text:p text:style-name="P15"><text:a xlink:type="simple" xlink:href="http://www.bredemeyer.com/">http://www.bredemeyer.com/</text:a></text:p>
      <text:p text:style-name="P10"/>
      <text:p text:style-name="P14">Design Patterns</text:p>
      <text:p text:style-name="P12"><text:a xlink:type="simple" xlink:href="http://c2.com/cgi/wiki?DesignPatterns"><text:span text:style-name="T15">http://c2.com/cgi/wiki?DesignPatterns</text:span></text:a></text:p>
      <text:p text:style-name="P3"><text:a xlink:type="simple" xlink:href="http://industriallogic.com/papers/learning.html"><text:span text:style-name="T16">http://industriallogic.com/papers/learning.html</text:span></text:a></text:p>
      <text:p text:style-name="P1"/>
      <text:p text:style-name="P1">Software Frameworks</text:p>
      <text:p text:style-name="P1"/>
      <text:p text:style-name="P1"><text:a xlink:type="simple" xlink:href="http://st-www.cs.uiuc.edu/users/johnson/frameworks.html">http://st-www.cs.uiuc.edu/users/johnson/frameworks.html</text:a></text:p>
      <text:p text:style-name="P1"/>
      <text:p text:style-name="P3"><text:span text:style-name="T16"/></text:p>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Helvetica"/>
    <style:font-face style:name="Helvetica" svg:font-family="Helvetica"/>
    <style:font-face style:name="Lucidasans1" svg:font-family="Lucidasans"/>
    <style:font-face style:name="StarSymbol" svg:font-family="StarSymbol"/>
    <style:font-face style:name="Times" svg:font-family="Times"/>
    <style:font-face style:name="Monospace" svg:font-family="Monospace" style:font-pitch="fixed"/>
    <style:font-face style:name="Times New Roman" svg:font-family="'Times New Roman'" style:font-family-generic="roman" style:font-pitch="variable"/>
    <style:font-face style:name="Arial1" svg:font-family="Arial"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en" fo:country="US"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AR PL ShanHeiSun Uni"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DejaVuSans" style:font-size-asian="14pt" style:font-weight-asian="bold" style:font-name-complex="Lucidasans" style:font-size-complex="14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layout-grid-square-mode="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Dzenan Ridjanovic</meta:initial-creator>
    <meta:creation-date>2007-12-05T10:57:00</meta:creation-date>
    <dc:creator>Dzenan Ridjanovic</dc:creator>
    <dc:date>2007-12-05T17:09:23</dc:date>
    <meta:editing-cycles>39</meta:editing-cycles>
    <meta:editing-duration>PT2H56M53S</meta:editing-duration>
    <meta:user-defined meta:name="Info 1"/>
    <meta:user-defined meta:name="Info 2"/>
    <meta:user-defined meta:name="Info 3"/>
    <meta:user-defined meta:name="Info 4"/>
    <meta:document-statistic meta:table-count="0" meta:image-count="0" meta:object-count="0" meta:page-count="2" meta:paragraph-count="26" meta:word-count="805" meta:character-count="5417"/>
  </office:meta>
</office:document-meta>
</file>